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Fax" officeooo:rsid="000f1cfd" officeooo:paragraph-rsid="000f1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despliegue:</text:p>
      <text:p text:style-name="P1"/>
      <text:p text:style-name="P1"><text:tab/><text:a xlink:type="simple" xlink:href="https://blogmanulialidadesf.herokuapp.com/" text:style-name="Internet_20_link" text:visited-style-name="Visited_20_Internet_20_Link">https://blogmanulialidadesf.herokuapp.com/</text:a></text:p>
      <text:p text:style-name="P1"/>
      <text:p text:style-name="P1"/>
      <text:p text:style-name="P1"/>
      <text:p text:style-name="P1"/>
      <text:p text:style-name="P1">Datos acceso usuario administrador:</text:p>
      <text:p text:style-name="P1"/>
      <text:p text:style-name="P1"><text:tab/>usuario : <text:a xlink:type="simple" xlink:href="mailto:blogmismanitas@gmail.com" text:style-name="Internet_20_link" text:visited-style-name="Visited_20_Internet_20_Link">blogmismanitas@gmail.com</text:a></text:p>
      <text:p text:style-name="P1"><text:tab/>contraseña: admi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6:03:35.355000000</meta:creation-date>
    <dc:date>2021-05-28T16:05:59.788000000</dc:date>
    <meta:editing-duration>PT2M25S</meta:editing-duration>
    <meta:editing-cycles>1</meta:editing-cycles>
    <meta:document-statistic meta:table-count="0" meta:image-count="0" meta:object-count="0" meta:page-count="1" meta:paragraph-count="5" meta:word-count="12" meta:character-count="146" meta:non-whitespace-character-count="136"/>
    <meta:generator>LibreOffice/6.1.5.2$Windows_X86_64 LibreOffice_project/90f8dcf33c87b3705e78202e3df5142b201bd805</meta:generator>
  </office:meta>
</office:document-meta>
</file>